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8d25c" style:font-size-asian="14pt" style:font-size-complex="14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07ca56"/>
    </style:style>
    <style:style style:name="T17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6652635802896" text:id="ct10665263580289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652635802688" text:id="ct10665263580268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652635803104" text:id="ct10665263580310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652635803312" text:id="ct10665263580331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652635803520" text:id="ct10665263580352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6652635802896"/><text:change-start text:change-id="ct106652635802688"/>Adopt<text:change-end text:change-id="ct106652635802688"/>ed<text:change-start text:change-id="ct106652635803104"/> as a <text:change-end text:change-id="ct106652635803104"/>NMRA <text:span text:style-name="T16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6652635803312"/><text:change-start text:change-id="ct106652635803520"/>Version History<text:change-end text:change-id="ct10665263580352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8d25c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24T17:30:21.258090832" text:date-adjust="PT1440H00M00S">Apr 25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Event Identifiers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TN-</text:span><text:span text:style-name="MT11">9.7.0.4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8</meta:editing-cycles>
    <meta:editing-duration>PT19H53M31S</meta:editing-duration>
    <meta:generator>LibreOffice/4.4.0.3$MacOSX_X86_64 LibreOffice_project/de093506bcdc5fafd9023ee680b8c60e3e0645d7</meta:generator>
    <dc:date>2015-02-24T17:30:21.153427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7" meta:character-count="464" meta:non-whitespace-character-count="394"/>
  </office:meta>
</office:document-meta>
</file>